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2cm" draw:marker-start-width="3cm" draw:marker-end-width="3cm" draw:textarea-horizontal-align="justify" draw:textarea-vertical-align="middle" draw:auto-grow-height="false" fo:min-height="135.077cm" fo:min-width="134.827cm" fo:padding-top="1.025cm" fo:padding-bottom="1.025cm" fo:padding-left="1.15cm" fo:padding-right="1.15cm"/>
    </style:style>
    <style:style style:name="gr2" style:family="graphic" style:parent-style-name="objectwithoutfill">
      <style:graphic-properties svg:stroke-width="2cm" draw:marker-start-width="3cm" draw:marker-end-width="3cm" draw:fill="none" draw:textarea-vertical-align="middle" fo:padding-top="1.125cm" fo:padding-bottom="1.125cm" fo:padding-left="1.25cm" fo:padding-right="1.2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Обычный">
        <draw:custom-shape draw:style-name="gr1" draw:text-style-name="P1" draw:layer="layout" svg:width="191.375cm" svg:height="191.375cm" svg:x="3.75cm" svg:y="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4.999cm" svg:y1="22.127cm" svg:x2="80.527cm" svg:y2="57.363cm">
          <text:p/>
        </draw:line>
        <draw:line draw:style-name="gr2" draw:text-style-name="P2" draw:layer="layout" svg:x1="54.999cm" svg:y1="22.127cm" svg:x2="91.289cm" svg:y2="42.824cm">
          <text:p/>
        </draw:line>
        <draw:line draw:style-name="gr2" draw:text-style-name="P2" draw:layer="layout" svg:x1="54.999cm" svg:y1="22.127cm" svg:x2="92.854cm" svg:y2="43.754cm">
          <text:p/>
        </draw:line>
        <draw:line draw:style-name="gr2" draw:text-style-name="P2" draw:layer="layout" svg:x1="80.481cm" svg:y1="57.226cm" svg:x2="111.316cm" svg:y2="68.533cm">
          <text:p/>
        </draw:line>
        <draw:line draw:style-name="gr2" draw:text-style-name="P2" draw:layer="layout" svg:x1="92.9cm" svg:y1="43.617cm" svg:x2="113.688cm" svg:y2="64.938cm">
          <text:p/>
        </draw:line>
        <draw:line draw:style-name="gr2" draw:text-style-name="P2" draw:layer="layout" svg:x1="92.718cm" svg:y1="43.651cm" svg:x2="111.135cm" svg:y2="68.34cm">
          <text:p/>
        </draw:line>
        <draw:line draw:style-name="gr2" draw:text-style-name="P2" draw:layer="layout" svg:x1="78.531cm" svg:y1="65.505cm" svg:x2="113.971cm" svg:y2="85.351cm">
          <text:p/>
        </draw:line>
        <draw:line draw:style-name="gr2" draw:text-style-name="P2" draw:layer="layout" svg:x1="111.135cm" svg:y1="68.34cm" svg:x2="157.632cm" svg:y2="71.459cm">
          <text:p/>
        </draw:line>
        <draw:line draw:style-name="gr2" draw:text-style-name="P2" draw:layer="layout" svg:x1="146.575cm" svg:y1="64.087cm" svg:x2="157.802cm" svg:y2="71.481cm">
          <text:p/>
        </draw:line>
        <draw:line draw:style-name="gr2" draw:text-style-name="P2" draw:layer="layout" svg:x1="181.732cm" svg:y1="85.918cm" svg:x2="157.247cm" svg:y2="71.164cm">
          <text:p/>
        </draw:line>
        <draw:line draw:style-name="gr2" draw:text-style-name="P2" draw:layer="layout" svg:x1="162.055cm" svg:y1="85.113cm" svg:x2="188.536cm" svg:y2="102.929cm">
          <text:p/>
        </draw:line>
        <draw:line draw:style-name="gr2" draw:text-style-name="P2" draw:layer="layout" svg:x1="162.101cm" svg:y1="84.784cm" svg:x2="153.947cm" svg:y2="101.795cm">
          <text:p/>
        </draw:line>
        <draw:line draw:style-name="gr2" draw:text-style-name="P2" draw:layer="layout" svg:x1="153.947cm" svg:y1="101.795cm" svg:x2="113.971cm" svg:y2="85.351cm">
          <text:p/>
        </draw:line>
        <draw:line draw:style-name="gr2" draw:text-style-name="P2" draw:layer="layout" svg:x1="127.251cm" svg:y1="127.108cm" svg:x2="108.652cm" svg:y2="99.561cm">
          <text:p/>
        </draw:line>
        <draw:line draw:style-name="gr2" draw:text-style-name="P2" draw:layer="layout" svg:x1="98.207cm" svg:y1="104.426cm" svg:x2="127.659cm" svg:y2="127.527cm">
          <text:p/>
        </draw:line>
        <draw:line draw:style-name="gr2" draw:text-style-name="P2" draw:layer="layout" svg:x1="156.498cm" svg:y1="110.868cm" svg:x2="127.296cm" svg:y2="127.596cm">
          <text:p/>
        </draw:line>
        <draw:line draw:style-name="gr2" draw:text-style-name="P2" draw:layer="layout" svg:x1="108.924cm" svg:y1="100.015cm" svg:x2="156.498cm" svg:y2="110.868cm">
          <text:p/>
        </draw:line>
        <draw:line draw:style-name="gr2" draw:text-style-name="P2" draw:layer="layout" svg:x1="156.498cm" svg:y1="110.868cm" svg:x2="176.186cm" svg:y2="111.469cm">
          <text:p/>
        </draw:line>
        <draw:line draw:style-name="gr2" draw:text-style-name="P2" draw:layer="layout" svg:x1="175.902cm" svg:y1="111.65cm" svg:x2="188.252cm" svg:y2="102.929cm">
          <text:p/>
        </draw:line>
        <draw:line draw:style-name="gr2" draw:text-style-name="P2" draw:layer="layout" svg:x1="162.146cm" svg:y1="85.113cm" svg:x2="156.498cm" svg:y2="110.868cm">
          <text:p/>
        </draw:line>
        <draw:line draw:style-name="gr2" draw:text-style-name="P2" draw:layer="layout" svg:x1="156.499cm" svg:y1="110.868cm" svg:x2="153.947cm" svg:y2="102.079cm">
          <text:p/>
        </draw:line>
        <draw:line draw:style-name="gr2" draw:text-style-name="P2" draw:layer="layout" svg:x1="153.946cm" svg:y1="101.796cm" svg:x2="108.969cm" svg:y2="99.879cm">
          <text:p/>
        </draw:line>
        <draw:line draw:style-name="gr2" draw:text-style-name="P2" draw:layer="layout" svg:x1="108.878cm" svg:y1="99.833cm" svg:x2="100.849cm" svg:y2="93.46cm">
          <text:p/>
        </draw:line>
        <draw:line draw:style-name="gr2" draw:text-style-name="P2" draw:layer="layout" svg:x1="98.309cm" svg:y1="104.585cm" svg:x2="108.969cm" svg:y2="99.833cm">
          <text:p/>
        </draw:line>
        <draw:line draw:style-name="gr2" draw:text-style-name="P2" draw:layer="layout" svg:x1="64.616cm" svg:y1="97.27cm" svg:x2="98.672cm" svg:y2="104.313cm">
          <text:p/>
        </draw:line>
        <draw:line draw:style-name="gr2" draw:text-style-name="P2" draw:layer="layout" svg:x1="64.865cm" svg:y1="97.395cm" svg:x2="32.034cm" svg:y2="73.16cm">
          <text:p/>
        </draw:line>
        <draw:line draw:style-name="gr2" draw:text-style-name="P2" draw:layer="layout" svg:x1="20.977cm" svg:y1="54.164cm" svg:x2="32.034cm" svg:y2="73.16cm">
          <text:p/>
        </draw:line>
        <draw:line draw:style-name="gr2" draw:text-style-name="P2" draw:layer="layout" svg:x1="21.26cm" svg:y1="54.448cm" svg:x2="34.415cm" svg:y2="60.266cm">
          <text:p/>
        </draw:line>
        <draw:line draw:style-name="gr2" draw:text-style-name="P2" draw:layer="layout" svg:x1="33.996cm" svg:y1="60.175cm" svg:x2="32.034cm" svg:y2="73.16cm">
          <text:p/>
        </draw:line>
        <draw:line draw:style-name="gr2" draw:text-style-name="P2" draw:layer="layout" svg:x1="33.633cm" svg:y1="59.948cm" svg:x2="101.076cm" svg:y2="93.619cm">
          <text:p/>
        </draw:line>
        <draw:line draw:style-name="gr2" draw:text-style-name="P2" draw:layer="layout" svg:x1="34.098cm" svg:y1="60.175cm" svg:x2="113.959cm" svg:y2="85.057cm">
          <text:p/>
        </draw:line>
        <draw:line draw:style-name="gr2" draw:text-style-name="P2" draw:layer="layout" svg:x1="114.004cm" svg:y1="85.056cm" svg:x2="100.849cm" svg:y2="93.652cm">
          <text:p/>
        </draw:line>
        <draw:line draw:style-name="gr2" draw:text-style-name="P2" draw:layer="layout" svg:x1="20.977cm" svg:y1="54.164cm" svg:x2="113.722cm" svg:y2="85.147cm">
          <text:p/>
        </draw:line>
        <draw:line draw:style-name="gr2" draw:text-style-name="P2" draw:layer="layout" svg:x1="156.498cm" svg:y1="110.868cm" svg:x2="155.931cm" svg:y2="136.952cm">
          <text:p/>
        </draw:line>
        <draw:line draw:style-name="gr2" draw:text-style-name="P2" draw:layer="layout" svg:x1="155.931cm" svg:y1="136.952cm" svg:x2="175.857cm" svg:y2="112.104cm">
          <text:p/>
        </draw:line>
        <draw:line draw:style-name="gr2" draw:text-style-name="P2" draw:layer="layout" svg:x1="181.732cm" svg:y1="85.918cm" svg:x2="188.536cm" svg:y2="102.929cm">
          <text:p/>
        </draw:line>
        <draw:line draw:style-name="gr2" draw:text-style-name="P2" draw:layer="layout" svg:x1="127.523cm" svg:y1="127.391cm" svg:x2="155.648cm" svg:y2="136.668cm">
          <text:p/>
        </draw:line>
        <draw:line draw:style-name="gr2" draw:text-style-name="P2" draw:layer="layout" svg:x1="143.094cm" svg:y1="141.987cm" svg:x2="155.932cm" svg:y2="136.952cm">
          <text:p/>
        </draw:line>
        <draw:line draw:style-name="gr2" draw:text-style-name="P2" draw:layer="layout" svg:x1="126.967cm" svg:y1="127.255cm" svg:x2="143.173cm" svg:y2="142.055cm">
          <text:p/>
        </draw:line>
        <draw:line draw:style-name="gr2" draw:text-style-name="P2" draw:layer="layout" svg:x1="142.856cm" svg:y1="141.987cm" svg:x2="105.182cm" svg:y2="127.312cm">
          <text:p/>
        </draw:line>
        <draw:line draw:style-name="gr2" draw:text-style-name="P2" draw:layer="layout" svg:x1="104.581cm" svg:y1="127.255cm" svg:x2="115.842cm" svg:y2="124.533cm">
          <text:p/>
        </draw:line>
        <draw:line draw:style-name="gr2" draw:text-style-name="P2" draw:layer="layout" svg:x1="105cm" svg:y1="127.494cm" svg:x2="94.408cm" svg:y2="117.956cm">
          <text:p/>
        </draw:line>
        <draw:line draw:style-name="gr2" draw:text-style-name="P2" draw:layer="layout" svg:x1="94.691cm" svg:y1="117.956cm" svg:x2="115.127cm" svg:y2="124.352cm">
          <text:p/>
        </draw:line>
        <draw:line draw:style-name="gr2" draw:text-style-name="P2" draw:layer="layout" svg:x1="94.487cm" svg:y1="117.626cm" svg:x2="98.207cm" svg:y2="104.664cm">
          <text:p/>
        </draw:line>
        <draw:line draw:style-name="gr2" draw:text-style-name="P2" draw:layer="layout" svg:x1="89.872cm" svg:y1="122.209cm" svg:x2="97.527cm" svg:y2="127.312cm">
          <text:p/>
        </draw:line>
        <draw:line draw:style-name="gr2" draw:text-style-name="P2" draw:layer="layout" svg:x1="97.062cm" svg:y1="127.165cm" svg:x2="104.955cm" svg:y2="127.301cm">
          <text:p/>
        </draw:line>
        <draw:line draw:style-name="gr2" draw:text-style-name="P2" draw:layer="layout" svg:x1="89.305cm" svg:y1="121.925cm" svg:x2="94.431cm" svg:y2="117.752cm">
          <text:p/>
        </draw:line>
        <draw:line draw:style-name="gr2" draw:text-style-name="P2" draw:layer="layout" svg:x1="89.305cm" svg:y1="121.925cm" svg:x2="82.217cm" svg:y2="136.951cm">
          <text:p/>
        </draw:line>
        <draw:line draw:style-name="gr2" draw:text-style-name="P2" draw:layer="layout" svg:x1="82.5cm" svg:y1="136.952cm" svg:x2="97.606cm" svg:y2="127.233cm">
          <text:p/>
        </draw:line>
        <draw:line draw:style-name="gr2" draw:text-style-name="P2" draw:layer="layout" svg:x1="97.527cm" svg:y1="127.312cm" svg:x2="103.764cm" svg:y2="156.231cm">
          <text:p/>
        </draw:line>
        <draw:line draw:style-name="gr2" draw:text-style-name="P2" draw:layer="layout" svg:x1="103.764cm" svg:y1="156.231cm" svg:x2="82.217cm" svg:y2="136.952cm">
          <text:p/>
        </draw:line>
        <draw:line draw:style-name="gr2" draw:text-style-name="P2" draw:layer="layout" svg:x1="142.89cm" svg:y1="142.055cm" svg:x2="161.602cm" svg:y2="163.886cm">
          <text:p/>
        </draw:line>
        <draw:line draw:style-name="gr2" draw:text-style-name="P2" draw:layer="layout" svg:x1="161.602cm" svg:y1="163.886cm" svg:x2="160.536cm" svg:y2="135.103cm">
          <text:p/>
        </draw:line>
        <draw:line draw:style-name="gr2" draw:text-style-name="P2" draw:layer="layout" svg:x1="155.931cm" svg:y1="136.951cm" svg:x2="177.762cm" svg:y2="126.461cm">
          <text:p/>
        </draw:line>
        <draw:line draw:style-name="gr2" draw:text-style-name="P2" draw:layer="layout" svg:x1="177.762cm" svg:y1="126.461cm" svg:x2="188.536cm" svg:y2="102.929cm">
          <text:p/>
        </draw:line>
        <draw:line draw:style-name="gr2" draw:text-style-name="P2" draw:layer="layout" svg:x1="176.061cm" svg:y1="111.435cm" svg:x2="177.762cm" svg:y2="126.461cm">
          <text:p/>
        </draw:line>
        <draw:line draw:style-name="gr2" draw:text-style-name="P2" draw:layer="layout" svg:x1="161.602cm" svg:y1="163.885cm" svg:x2="172.376cm" svg:y2="141.771cm">
          <text:p/>
        </draw:line>
        <draw:line draw:style-name="gr2" draw:text-style-name="P2" draw:layer="layout" svg:x1="172.376cm" svg:y1="141.771cm" svg:x2="165.061cm" svg:y2="132.608cm">
          <text:p/>
        </draw:line>
        <draw:line draw:style-name="gr2" draw:text-style-name="P2" draw:layer="layout" svg:x1="103.764cm" svg:y1="156.231cm" svg:x2="125.028cm" svg:y2="169.556cm">
          <text:p/>
        </draw:line>
        <draw:line draw:style-name="gr2" draw:text-style-name="P2" draw:layer="layout" svg:x1="111.34cm" svg:y1="68.601cm" svg:x2="114.05cm" svg:y2="84.875cm">
          <text:p/>
        </draw:line>
        <draw:line draw:style-name="gr2" draw:text-style-name="P2" draw:layer="layout" svg:x1="78.531cm" svg:y1="65.505cm" svg:x2="80.334cm" svg:y2="56.965cm">
          <text:p/>
        </draw:line>
        <draw:line draw:style-name="gr2" draw:text-style-name="P2" draw:layer="layout" svg:x1="54.999cm" svg:y1="22.127cm" svg:x2="51.03cm" svg:y2="29.782cm">
          <text:p/>
        </draw:line>
        <draw:line draw:style-name="gr2" draw:text-style-name="P2" draw:layer="layout" svg:x1="51.03cm" svg:y1="29.782cm" svg:x2="78.531cm" svg:y2="65.505cm">
          <text:p/>
        </draw:line>
        <draw:line draw:style-name="gr2" draw:text-style-name="P2" draw:layer="layout" svg:x1="90.439cm" svg:y1="37.437cm" svg:x2="113.404cm" svg:y2="64.757cm">
          <text:p/>
        </draw:line>
        <draw:line draw:style-name="gr2" draw:text-style-name="P2" draw:layer="layout" svg:x1="113.687cm" svg:y1="64.938cm" svg:x2="146.575cm" svg:y2="64.087cm">
          <text:p/>
        </draw:line>
        <draw:line draw:style-name="gr2" draw:text-style-name="P2" draw:layer="layout" svg:x1="157.576cm" svg:y1="71.447cm" svg:x2="162.305cm" svg:y2="85.328cm">
          <text:p/>
        </draw:line>
        <draw:line draw:style-name="gr2" draw:text-style-name="P2" draw:layer="layout" svg:x1="113.959cm" svg:y1="85.056cm" svg:x2="162.032cm" svg:y2="84.852cm">
          <text:p/>
        </draw:line>
        <draw:line draw:style-name="gr2" draw:text-style-name="P2" draw:layer="layout" svg:x1="114.969cm" svg:y1="124.307cm" svg:x2="127.296cm" svg:y2="127.596cm">
          <text:p/>
        </draw:line>
        <draw:line draw:style-name="gr2" draw:text-style-name="P2" draw:layer="layout" svg:x1="54.999cm" svg:y1="22.127cm" svg:x2="90.439cm" svg:y2="37.437cm">
          <text:p/>
        </draw:line>
        <draw:line draw:style-name="gr2" draw:text-style-name="P2" draw:layer="layout" svg:x1="80.629cm" svg:y1="57.112cm" svg:x2="92.741cm" svg:y2="43.821cm">
          <text:p/>
        </draw:line>
        <draw:line draw:style-name="gr2" draw:text-style-name="P2" draw:layer="layout" svg:x1="90.439cm" svg:y1="37.437cm" svg:x2="92.843cm" svg:y2="43.606cm">
          <text:p/>
        </draw:line>
        <draw:line draw:style-name="gr2" draw:text-style-name="P2" draw:layer="layout" svg:x1="110.636cm" svg:y1="67.932cm" svg:x2="113.687cm" svg:y2="64.938cm">
          <text:p/>
        </draw:line>
        <draw:line draw:style-name="gr2" draw:text-style-name="P2" draw:layer="layout" svg:x1="104.898cm" svg:y1="127.312cm" svg:x2="125.028cm" svg:y2="169.556cm">
          <text:p/>
        </draw:line>
        <draw:line draw:style-name="gr2" draw:text-style-name="P2" draw:layer="layout" svg:x1="125.028cm" svg:y1="169.556cm" svg:x2="142.89cm" svg:y2="142.055cm">
          <text:p/>
        </draw:line>
        <draw:line draw:style-name="gr2" draw:text-style-name="P2" draw:layer="layout" svg:x1="125.028cm" svg:y1="169.556cm" svg:x2="161.602cm" svg:y2="163.886cm">
          <text:p/>
        </draw:line>
        <draw:line draw:style-name="gr2" draw:text-style-name="P2" draw:layer="layout" svg:x1="114.005cm" svg:y1="85.056cm" svg:x2="100.85cm" svg:y2="93.652cm">
          <text:p/>
        </draw:line>
        <draw:line draw:style-name="gr2" draw:text-style-name="P2" draw:layer="layout" svg:x1="113.775cm" svg:y1="84.975cm" svg:x2="109.225cm" svg:y2="100.22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2cm" svg:stroke-color="#3465a4" draw:marker-start-width="3.2cm" draw:marker-start-center="false" draw:marker-end-width="3.2cm" draw:marker-end-center="false" draw:fill="solid" draw:fill-color="#dee7e5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linecap="round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cm" fo:margin-left="0cm" fo:margin-right="0cm" fo:page-width="200cm" fo:page-height="2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8T18:06:08.488000000</meta:creation-date>
    <dc:date>2023-05-16T13:50:07.043059314</dc:date>
    <meta:editing-duration>PT46M24S</meta:editing-duration>
    <meta:editing-cycles>15</meta:editing-cycles>
    <meta:generator>LibreOffice/6.4.7.2$Linux_X86_64 LibreOffice_project/40$Build-2</meta:generator>
    <meta:document-statistic meta:object-count="78"/>
  </office:meta>
</office:document-meta>
</file>